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Verdana1" fo:font-size="10pt" officeooo:rsid="001ec1d2" officeooo:paragraph-rsid="001ec1d2" style:font-size-asian="10pt" style:font-size-complex="10pt"/>
    </style:style>
    <style:style style:name="P2" style:family="paragraph" style:parent-style-name="Standard">
      <style:text-properties style:font-name="Verdana1" fo:font-size="10pt" officeooo:rsid="001ec1d2" officeooo:paragraph-rsid="00257204" style:font-size-asian="10pt" style:font-size-complex="10pt"/>
    </style:style>
    <style:style style:name="P3" style:family="paragraph" style:parent-style-name="Standard">
      <style:text-properties style:font-name="Verdana1" fo:font-size="10pt" officeooo:rsid="0020709c" officeooo:paragraph-rsid="0020709c" style:font-size-asian="10pt" style:font-size-complex="10pt"/>
    </style:style>
    <style:style style:name="P4" style:family="paragraph" style:parent-style-name="Standard">
      <style:text-properties style:font-name="Verdana1" fo:font-size="10pt" officeooo:rsid="0020709c" officeooo:paragraph-rsid="002d2cfd" style:font-size-asian="10pt" style:font-size-complex="10pt"/>
    </style:style>
    <style:style style:name="P5" style:family="paragraph" style:parent-style-name="Standard">
      <style:text-properties style:font-name="Verdana1" fo:font-size="10pt" officeooo:rsid="00224e58" officeooo:paragraph-rsid="00224e58" style:font-size-asian="10pt" style:font-size-complex="10pt"/>
    </style:style>
    <style:style style:name="P6" style:family="paragraph" style:parent-style-name="Text_20_body">
      <style:text-properties style:font-name="Verdana1" fo:font-size="10pt" officeooo:rsid="0020709c" officeooo:paragraph-rsid="00224e58" style:font-size-asian="10pt" style:font-size-complex="10pt"/>
    </style:style>
    <style:style style:name="P7" style:family="paragraph" style:parent-style-name="Text_20_body">
      <loext:graphic-properties draw:fill="none" draw:fill-color="#ffffff"/>
      <style:paragraph-properties fo:margin-top="0cm" fo:margin-bottom="0cm" loext:contextual-spacing="false" fo:line-height="100%" fo:background-color="transparent"/>
      <style:text-properties style:font-name="Verdana1" fo:font-size="10pt" officeooo:rsid="0020709c" style:font-size-asian="10pt" style:font-size-complex="10pt"/>
    </style:style>
    <style:style style:name="P8" style:family="paragraph" style:parent-style-name="Text_20_body">
      <loext:graphic-properties draw:fill="none" draw:fill-color="#ffffff"/>
      <style:paragraph-properties fo:margin-top="0cm" fo:margin-bottom="0cm" loext:contextual-spacing="false" fo:line-height="100%" fo:background-color="transparent"/>
      <style:text-properties style:font-name="Verdana1" fo:font-size="10pt" officeooo:rsid="0020709c" fo:background-color="transparent" style:font-size-asian="10pt" style:font-size-complex="10pt"/>
    </style:style>
    <style:style style:name="P9" style:family="paragraph" style:parent-style-name="Standard">
      <style:text-properties style:font-name="Verdana1" fo:font-size="10pt" officeooo:rsid="00224e58" officeooo:paragraph-rsid="00224e58" style:font-size-asian="10pt" style:font-size-complex="10pt"/>
    </style:style>
    <style:style style:name="T1" style:family="text">
      <style:text-properties officeooo:rsid="00257071"/>
    </style:style>
    <style:style style:name="T2" style:family="text">
      <style:text-properties officeooo:rsid="002f62e8"/>
    </style:style>
    <style:style style:name="T3" style:family="text">
      <style:text-properties officeooo:rsid="00302ef0"/>
    </style:style>
    <style:style style:name="T4" style:family="text">
      <style:text-properties fo:language="ru" fo:country="RU"/>
    </style:style>
    <style:style style:name="T5" style:family="text">
      <style:text-properties fo:language="ru" fo:country="RU" officeooo:rsid="00346fba"/>
    </style:style>
    <style:style style:name="T6" style:family="text">
      <style:text-properties officeooo:rsid="00346fba"/>
    </style:style>
    <style:style style:name="T7" style:family="text">
      <style:text-properties fo:language="en" fo:country="US" officeooo:rsid="00346fba"/>
    </style:style>
    <style:style style:name="T8" style:family="text">
      <style:text-properties style:font-name="Verdana" fo:font-size="10pt"/>
    </style:style>
    <style:style style:name="T9" style:family="text">
      <style:text-properties style:font-name="Verdana" fo:font-size="10pt" fo:background-color="transparent" loext:char-shading-value="0"/>
    </style:style>
    <style:style style:name="T10" style:family="text">
      <style:text-properties fo:background-color="transparent" loext:char-shading-value="0"/>
    </style:style>
    <style:style style:name="T11" style:family="text">
      <style:text-properties officeooo:rsid="0035aa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XXX,</text:p>
      <text:p text:style-name="P1"/>
      <text:p text:style-name="P1">I would like to explore the possibility of joining XXX on a XXX position.</text:p>
      <text:p text:style-name="P1"/>
      <text:p text:style-name="P2">My professional experience mostly comes from hospitality, <text:span text:style-name="T7">while</text:span> I was living and working in Dubai. However, I studied in a mathematical school and have an engineering degree. <text:span text:style-name="T6">And b</text:span>ecause of that I always had a “technical” way of breaking down any problems and looking for solutions.</text:p>
      <text:p text:style-name="P1"/>
      <text:p text:style-name="P4">I started programming just to get a basic understanding of how web applications work. After I completed a few online tutorials and made my first project I got totally hooked up and set a goal to switch my career to IT. Currently, I am working remotely for a US-based company in sales/support and have a freelance front-end job. Because of these remote positions, I’ve learned to take full responsibility for my work, specifically to set daily goals, manage my time and workflow and became comfortable solving problems I was unfamiliar with at first.</text:p>
      <text:p text:style-name="P3"/>
      <text:p text:style-name="P5"><text:span text:style-name="T2">At the moment, I am looking for full-time programming position for long-term employment. </text:span>Feel free to contact me on +380 66 290 <text:span text:style-name="T1">6</text:span>9 <text:span text:style-name="T1">5</text:span>9 or terekhin.konst@gmail.com <text:span text:style-name="T3">for more details.</text:span></text:p>
      <text:p text:style-name="P5"/>
      <text:p text:style-name="P5">I look forward to speaking with you.</text:p>
      <text:p text:style-name="P5"/>
      <text:p text:style-name="P5">Kind regards, </text:p>
      <text:p text:style-name="P5">Konstantin. </text:p>
      <text:p text:style-name="P5"/>
      <text:p text:style-name="P5">------</text:p>
      <text:p text:style-name="P5"/>
      <text:p text:style-name="P6">Hi there,</text:p>
      <text:p text:style-name="P8">I would like to explore the possibility of joining Expercast as a Junior JavaScript Developer.</text:p>
      <text:p text:style-name="P8">I have attached my CV with the links to my GitHub profile.</text:p>
      <text:p text:style-name="P8">Feel free to contact me on +380 66 290 69 59 or terekhin.konst@gmail.com for more details.</text:p>
      <text:p text:style-name="P7">Have a nice day!</text:p>
      <text:p text:style-name="P8">Best regards,</text:p>
      <text:p text:style-name="P7">Konstanti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26:15.977000000</meta:creation-date>
    <meta:editing-duration>PT1H42M28S</meta:editing-duration>
    <meta:editing-cycles>16</meta:editing-cycles>
    <meta:generator>LibreOffice/6.1.5.2$Windows_X86_64 LibreOffice_project/90f8dcf33c87b3705e78202e3df5142b201bd805</meta:generator>
    <dc:date>2020-03-27T13:05:06.228000000</dc:date>
    <meta:document-statistic meta:table-count="0" meta:image-count="0" meta:object-count="0" meta:page-count="1" meta:paragraph-count="16" meta:word-count="248" meta:character-count="1462" meta:non-whitespace-character-count="1227"/>
  </office:meta>
</office:document-meta>
</file>